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automatic-styles>
    <style:style style:name="P1" style:family="paragraph" style:parent-style-name="Normal" style:master-page-name="Standard">
      <style:paragraph-properties fo:margin-left="0cm" fo:margin-right="0cm"/>
    </style:style>
    <style:style style:name="T1_1" style:family="text"/>
    <style:style style:name="T1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_3" style:family="text">
      <style:text-properties style:font-name="Courier" fo:font-size="12pt" style:font-size-asian="12pt" fo:font-weight="bold" style:font-weight-asian="bold"/>
    </style:style>
    <style:style style:name="T1_4" style:family="text">
      <style:text-properties style:font-name="Courier" fo:font-size="12pt" style:font-size-asian="12pt" fo:font-weight="bold" style:font-weight-asian="bold"/>
    </style:style>
    <style:style style:name="P2" style:family="paragraph" style:parent-style-name="Normal"/>
    <style:style style:name="T2_1" style:family="text">
      <style:text-properties style:font-name="Courier" fo:font-size="12pt" style:font-size-asian="12pt" fo:font-weight="bold" style:font-weight-asian="bold"/>
    </style:style>
    <style:style style:name="P3" style:family="paragraph" style:parent-style-name="Normal">
      <style:text-properties style:font-name="Courier" fo:font-size="12pt" style:font-size-asian="12pt" fo:font-weight="bold" style:font-weight-asian="bold"/>
    </style:style>
    <style:style style:name="P4" style:family="paragraph" style:parent-style-name="Normal"/>
    <style:style style:name="T4_1" style:family="text">
      <style:text-properties style:font-name="Courier" fo:font-size="12pt" style:font-size-asian="12pt" fo:font-weight="bold" style:font-weight-asian="bold"/>
    </style:style>
    <style:style style:name="T4_2" style:family="text">
      <style:text-properties style:font-name="Courier" fo:font-size="12pt" style:font-size-asian="12pt" style:text-underline-style="solid" style:text-underline-color="font-color"/>
    </style:style>
    <style:style style:name="T4_3" style:family="text">
      <style:text-properties style:font-name="Courier" fo:font-size="12pt" style:font-size-asian="12pt" fo:font-weight="bold" style:font-weight-asian="bold"/>
    </style:style>
    <style:style style:name="P5" style:family="paragraph" style:parent-style-name="Normal">
      <style:text-properties style:font-name="Courier" fo:font-size="12pt" style:font-size-asian="12pt" fo:font-weight="bold" style:font-weight-asian="bold"/>
    </style:style>
    <style:style style:name="P6" style:family="paragraph" style:parent-style-name="Normal"/>
    <style:style style:name="T6_1" style:family="text">
      <style:text-properties style:font-name="Courier" fo:font-size="12pt" style:font-size-asian="12pt" fo:font-weight="bold" style:font-weight-asian="bold"/>
    </style:style>
    <style:style style:name="P7" style:family="paragraph" style:parent-style-name="Normal">
      <style:text-properties style:font-name="Courier" fo:font-size="12pt" style:font-size-asian="12pt" fo:font-weight="bold" style:font-weight-asian="bold"/>
    </style:style>
    <style:style style:name="P8" style:family="paragraph" style:parent-style-name="Normal"/>
    <style:style style:name="T8_1" style:family="text">
      <style:text-properties style:font-name="Courier" fo:font-size="12pt" style:font-size-asian="12pt" fo:font-weight="bold" style:font-weight-asian="bold"/>
    </style:style>
    <style:style style:name="P9" style:family="paragraph" style:parent-style-name="Normal">
      <style:text-properties style:font-name="Courier" fo:font-size="12pt" style:font-size-asian="12pt" fo:font-weight="bold" style:font-weight-asian="bold"/>
    </style:style>
    <style:style style:name="P10" style:family="paragraph" style:parent-style-name="Normal"/>
    <style:style style:name="T10_1" style:family="text">
      <style:text-properties style:font-name="Courier" fo:font-size="12pt" style:font-size-asian="12pt" fo:font-weight="bold" style:font-weight-asian="bold"/>
    </style:style>
    <style:style style:name="P11" style:family="paragraph" style:parent-style-name="Normal"/>
    <style:style style:name="T11_1" style:family="text">
      <style:text-properties style:font-name="Courier" fo:font-size="12pt" style:font-size-asian="12pt" fo:font-weight="bold" style:font-weight-asian="bold"/>
    </style:style>
    <style:style style:name="P12" style:family="paragraph" style:parent-style-name="Normal">
      <style:text-properties style:font-name="Courier" fo:font-size="12pt" style:font-size-asian="12pt" fo:font-weight="bold" style:font-weight-asian="bold"/>
    </style:style>
    <style:style style:name="P13" style:family="paragraph" style:parent-style-name="Normal"/>
    <style:style style:name="T13_1" style:family="text">
      <style:text-properties style:font-name="Courier" fo:font-size="12pt" style:font-size-asian="12pt" fo:font-weight="bold" style:font-weight-asian="bold"/>
    </style:style>
    <style:style style:name="T13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3_3" style:family="text">
      <style:text-properties style:font-name="Courier" fo:font-size="12pt" style:font-size-asian="12pt" fo:font-weight="bold" style:font-weight-asian="bold"/>
    </style:style>
    <style:style style:name="P14" style:family="paragraph" style:parent-style-name="Normal">
      <style:text-properties style:font-name="Courier" fo:font-size="12pt" style:font-size-asian="12pt" fo:font-weight="bold" style:font-weight-asian="bold"/>
    </style:style>
    <style:style style:name="P15" style:family="paragraph" style:parent-style-name="Normal"/>
    <style:style style:name="T15_1" style:family="text">
      <style:text-properties style:font-name="Courier" fo:font-size="12pt" style:font-size-asian="12pt" fo:font-weight="bold" style:font-weight-asian="bold"/>
    </style:style>
    <style:style style:name="P16" style:family="paragraph" style:parent-style-name="Normal">
      <style:text-properties style:font-name="Courier" fo:font-size="12pt" style:font-size-asian="12pt" fo:font-weight="bold" style:font-weight-asian="bold"/>
    </style:style>
    <style:style style:name="P17" style:family="paragraph" style:parent-style-name="Normal"/>
    <style:style style:name="T17_1" style:family="text">
      <style:text-properties style:font-name="Courier" fo:font-size="12pt" style:font-size-asian="12pt" fo:font-weight="bold" style:font-weight-asian="bold"/>
    </style:style>
    <style:style style:name="P18" style:family="paragraph" style:parent-style-name="Normal">
      <style:text-properties style:font-name="Courier" fo:font-size="12pt" style:font-size-asian="12pt" fo:font-weight="bold" style:font-weight-asian="bold"/>
    </style:style>
    <style:style style:name="P19" style:family="paragraph" style:parent-style-name="Normal"/>
    <style:style style:name="T19_1" style:family="text">
      <style:text-properties style:font-name="Courier" fo:font-size="12pt" style:font-size-asian="12pt" fo:font-weight="bold" style:font-weight-asian="bold"/>
    </style:style>
    <style:style style:name="P20" style:family="paragraph" style:parent-style-name="Normal">
      <style:text-properties style:font-name="Courier" fo:font-size="12pt" style:font-size-asian="12pt" fo:font-weight="bold" style:font-weight-asian="bold"/>
    </style:style>
    <style:style style:name="P21" style:family="paragraph" style:parent-style-name="Normal"/>
    <style:style style:name="T21_1" style:family="text">
      <style:text-properties style:font-name="Courier" fo:font-size="12pt" style:font-size-asian="12pt" fo:font-weight="bold" style:font-weight-asian="bold"/>
    </style:style>
    <style:style style:name="P22" style:family="paragraph" style:parent-style-name="Normal">
      <style:text-properties style:font-name="Courier" fo:font-size="12pt" style:font-size-asian="12pt" fo:font-weight="bold" style:font-weight-asian="bold"/>
    </style:style>
    <style:style style:name="P23" style:family="paragraph" style:parent-style-name="Normal"/>
    <style:style style:name="T23_1" style:family="text">
      <style:text-properties style:font-name="Courier" fo:font-size="12pt" style:font-size-asian="12pt" fo:font-weight="bold" style:font-weight-asian="bold"/>
    </style:style>
    <style:style style:name="P24" style:family="paragraph" style:parent-style-name="Normal"/>
    <style:style style:name="T24_1" style:family="text">
      <style:text-properties style:font-name="Courier" fo:font-size="12pt" style:font-size-asian="12pt" fo:font-weight="bold" style:font-weight-asian="bold"/>
    </style:style>
    <style:style style:name="P25" style:family="paragraph" style:parent-style-name="Normal">
      <style:text-properties style:font-name="Courier" fo:font-size="12pt" style:font-size-asian="12pt" fo:font-weight="bold" style:font-weight-asian="bold"/>
    </style:style>
    <style:style style:name="P26" style:family="paragraph" style:parent-style-name="Normal"/>
    <style:style style:name="T26_1" style:family="text">
      <style:text-properties style:font-name="Courier" fo:font-size="12pt" style:font-size-asian="12pt" fo:font-weight="bold" style:font-weight-asian="bold"/>
    </style:style>
  </office:automatic-styles>
  <office:body>
    <office:text>
      <text:p text:style-name="P1"><text:span text:style-name="T1_1"><text:sequence text:name="CHAPTER" text:formula="ooow:CHAPTER+1"/></text:span><text:span text:style-name="T1_2">HINDSIGHT</text:span><text:span text:style-name="T1_3"><text:s text:c="17"/>1ChristmasA<text:s text:c="4"/>(12/31/95)<text:s text:c="14"/>Mt.2:</text:span><text:bookmark-start text:name="QuickMark 1"/><text:bookmark-end text:name="QuickMark 1"/><text:span text:style-name="T1_4">13-23</text:span></text:p>
      <text:p text:style-name="P2"><text:span text:style-name="T2_1"><text:s text:c="3"/>Dear<text:s/>friends<text:s/>in<text:s/>Christ,<text:s/>grace<text:s/>and<text:s/>peace...</text:span></text:p>
      <text:p text:style-name="P3"/>
      <text:p text:style-name="P4"><text:span text:style-name="T4_1"><text:s text:c="3"/>It's<text:s/>incredible<text:s/>how<text:s/>different<text:s/>things<text:s/>look<text:s/>when<text:s/>you<text:s/>are<text:s/>looking<text:s/></text:span><text:span text:style-name="T4_2">back</text:span><text:span text:style-name="T4_3"><text:s/>at<text:s/>them.<text:s text:c="2"/>I<text:s/>can<text:s/>remember<text:s/>moving<text:s/>to<text:s/>the<text:s/>West<text:s/>Coast<text:s/>25<text:s/>years<text:s/>ago,<text:s/>really<text:s/>feeling<text:s/>like<text:s/>an<text:s/>alien.<text:s text:c="2"/>Everything<text:s/>was<text:s/>so<text:s/>different,<text:s/>the<text:s/>trees,<text:s/>the<text:s/>landscape,<text:s/>the<text:s/>highways,<text:s/>the<text:s/>homes<text:s/>people<text:s/>lived<text:s/>in.<text:s text:c="2"/>Now,<text:s/>as<text:s/>I<text:s/>look<text:s/>back<text:s/>upon<text:s/>that<text:s/>journey<text:s/>to<text:s/>a<text:s/>foreign<text:s/>land,<text:s/>I<text:s/>realize<text:s/>it<text:s/>wasn't<text:s/>just<text:s/>the<text:s/>place<text:s/>that<text:s/>was<text:s/>strange,<text:s/>it<text:s/>was<text:s/>how<text:s/>I<text:s/>looked<text:s/>at<text:s/>things,<text:s/>with<text:s/>much<text:s/>to<text:s/>learn.</text:span></text:p>
      <text:p text:style-name="P5"/>
      <text:p text:style-name="P6"><text:span text:style-name="T6_1"><text:s text:c="4"/>I<text:s/>look<text:s/>back<text:s/>now<text:s/>at<text:s/>what<text:s/>seemed<text:s/>to<text:s/>be<text:s/>individual<text:s/>pieces<text:s/>and<text:s/>events<text:s/>in<text:s/>my<text:s/>life,<text:s/>and<text:s/>now<text:s/>things<text:s/>look<text:s/>different<text:s/>then<text:s/>they<text:s/>did<text:s/>before.<text:s text:c="2"/>There<text:s/>are<text:s/>patterns<text:s/>and<text:s/>trends<text:s/>that<text:s/>I<text:s/>see<text:s/>happening,<text:s/>and<text:s/>now<text:s/>a<text:s/>more<text:s/>complete<text:s/>picture<text:s/>emerges.<text:s text:c="2"/>Things<text:s/>that<text:s/>seemed<text:s/>so<text:s/>important<text:s/>before<text:s/>don't<text:s/>mean<text:s/>much<text:s/>to<text:s/>me<text:s/>now,<text:s/>and<text:s/>other<text:s/>things<text:s/>that<text:s/>once<text:s/>seemed<text:s/>insignificant,<text:s/>now<text:s/>mean<text:s/>a<text:s/>great<text:s/>deal.<text:s text:c="2"/>Its<text:s/>interesting<text:s/>how<text:s/>hindsight<text:s/>works.</text:span></text:p>
      <text:p text:style-name="P7"/>
      <text:p text:style-name="P8"><text:span text:style-name="T8_1"><text:s text:c="5"/>Take,<text:s/>for<text:s/>instance,<text:s/>the<text:s/>pastor<text:s/>who<text:s/>supervised<text:s/>me<text:s/>as<text:s/>an<text:s/>intern.<text:s text:c="2"/>He<text:s/>seemed<text:s/>old...I<text:s/>didn't<text:s/>think<text:s/>he<text:s/>was<text:s/>too<text:s/>much<text:s/>of<text:s/>a<text:s/>scholar<text:s/>or<text:s/>preacher,<text:s/>but<text:s/>I<text:s/>knew<text:s/>that<text:s/>he<text:s/>always<text:s/>spoke<text:s/>from<text:s/>the<text:s/>heart,<text:s/>and<text:s/>meant<text:s/>what<text:s/>he<text:s/>said.<text:s text:c="2"/>Now<text:s/>as<text:s/>I<text:s/>read<text:s/>his<text:s/>Christmas<text:s/>card,<text:s/>and<text:s/>hear<text:s/>of<text:s/>his<text:s/>second<text:s/>retirement<text:s/>16<text:s/>years<text:s/>after<text:s/>the<text:s/>first<text:s/>one...I<text:s/>see<text:s/>him<text:s/>in<text:s/>a<text:s/>whole<text:s/>different<text:s/>light.<text:s text:c="2"/>He<text:s/>will<text:s/>always<text:s/>live<text:s/>on<text:s/>in<text:s/>my<text:s/>memory<text:s/>as<text:s/>a<text:s/>pastor<text:s/>who<text:s/>lived<text:s/>the<text:s/>gospel<text:s/>and<text:s/>was<text:s/>filled<text:s/>with<text:s/>grace.</text:span></text:p>
      <text:p text:style-name="P9"/>
      <text:p text:style-name="P10"><text:span text:style-name="T10_1"><text:s text:c="5"/>Hindsight<text:s/>is<text:s/>often<text:s/>important<text:s/>when<text:s/>we<text:s/>are<text:s/>reading<text:s/>scripture.<text:s text:c="2"/>Today's<text:s/>gospel<text:s/>is<text:s/>a<text:s/>good<text:s/>example.<text:s text:c="2"/>Perspective<text:s/>is<text:s/>very<text:s/>important.<text:s text:c="2"/>At<text:s/>first<text:s/>glance<text:s/>the<text:s/>story<text:s/>is<text:s/>a<text:s/>bewildering<text:s/>one:<text:s text:c="2"/>An<text:s/>angel<text:s/>appears<text:s/>to<text:s/>Joseph<text:s/>in<text:s/>a<text:s/>dream<text:s/>and<text:s/>says,<text:s/>'Pack<text:s/>up<text:s/>the<text:s/>family<text:s/>and<text:s/>flee<text:s/>to<text:s/>Egypt,<text:s/>and<text:s/>stay<text:s/>there<text:s/>until<text:s/>I<text:s/>tell<text:s/>you<text:s/>to<text:s/>come<text:s/>back.<text:s text:c="2"/>Herod<text:s/>seeks<text:s/>to<text:s/>kill<text:s/>this<text:s/>child."<text:s text:c="2"/>So<text:s/>Joseph<text:s/>gets<text:s/>up<text:s/>in<text:s/>the<text:s/>night,<text:s/>and<text:s/>they<text:s/>leave<text:s/>for<text:s/>Egypt.<text:s text:c="2"/>I<text:s/>have<text:s/>to<text:s/>tell<text:s/>you,<text:s/>on<text:s/>a<text:s/>first<text:s/>reading<text:s/>this<text:s/>passage<text:s/>doesn't<text:s/>make<text:s/>much<text:s/>sense.<text:s text:c="2"/>Let's<text:s/>use<text:s/>a<text:s/>little<text:s/>'hindsight'.<text:s text:c="2"/>Think<text:s/>of<text:s/>another<text:s/>Joseph,<text:s/>hundreds<text:s/>of<text:s/>years<text:s/>before,<text:s/>who<text:s/>was<text:s/>suddenly<text:s/>taken<text:s/>away<text:s/>to<text:s/>Egypt,<text:s/>he<text:s/>had<text:s/>dreams<text:s/>also,<text:s/>and<text:s/>they<text:s/>told<text:s/>him<text:s/>what<text:s/>to<text:s/>do.<text:s text:c="2"/>He<text:s/>did<text:s/>what<text:s/>the<text:s/>Lord<text:s/>intended,<text:s/>and<text:s/>as<text:s/>he<text:s/>was<text:s/>reunited<text:s/>with<text:s/>his<text:s/>family,<text:s/>who<text:s/>he<text:s/>literally<text:s/>saved<text:s/>from<text:s/>starvation,<text:s/>what<text:s/>does<text:s/>he<text:s/>say?<text:s text:c="2"/>"You<text:s/>meant<text:s/>this<text:s/>for<text:s/>evil,<text:s/>but<text:s/>God<text:s/>used<text:s/>it<text:s/>for<text:s/>good."<text:s text:c="2"/>Here<text:s/>is<text:s/>another<text:s/>Joseph<text:s/>who<text:s/>bundles<text:s/>up<text:s/>his<text:s/>family<text:s/>in<text:s/>the<text:s/>middle<text:s/>of<text:s/>the<text:s/>night<text:s/>and<text:s/>heads<text:s/>for<text:s/>the<text:s/>desert...the<text:s/>angel<text:s/>has<text:s/>warned<text:s/>of<text:s/>a<text:s/>terrible<text:s/>ordeal<text:s/>(the<text:s/>murder<text:s/>of<text:s/>children).<text:s text:c="2"/>Can<text:s/>it<text:s/>be<text:s/>that<text:s/>the<text:s/>Lord<text:s/>can<text:s/>use<text:s/>the<text:s/>evil<text:s/>intent<text:s/>of<text:s/>a<text:s/>king<text:s/>to<text:s/>bring<text:s/>about<text:s/>good?<text:s text:c="2"/>SURE.<text:s text:c="2"/>God<text:s/>has<text:s/>done<text:s/>it<text:s/>before,<text:s/>and<text:s/>God<text:s/>can<text:s/>do<text:s/>it<text:s/>again.<text:s text:c="2"/>It<text:s/>is<text:s/>no<text:s/>accident<text:s/>that<text:s/>Matthew<text:s/>says<text:s/>again<text:s/>and<text:s/>again,<text:s/>"In<text:s/>order<text:s/>to<text:s/>fulfil<text:s/>scripture...".<text:s text:c="2"/>That<text:s/>is<text:s/>our<text:s/>signal<text:s/>to<text:s/>use<text:s/>hindsight<text:s/>when<text:s/>we<text:s/>listen<text:s/>to<text:s/>the<text:s/>story<text:s/>of<text:s/>God<text:s/>at<text:s/>work.</text:span></text:p>
      <text:p text:style-name="P11"><text:span text:style-name="T11_1">Hindsight<text:s/>tells<text:s/>us,<text:s/>"God<text:s/>is<text:s/>with<text:s/>us,<text:s/>and<text:s/>God<text:s/>is<text:s/>at<text:s/>it<text:s/>again,<text:s/>saving<text:s/>God's<text:s/>people<text:s/>with<text:s/>a<text:s/>might<text:s/>arm<text:s/>and<text:s/>an<text:s/>outstretched<text:s/>hand."</text:span></text:p>
      <text:p text:style-name="P12"/>
      <text:p text:style-name="P13"><text:span text:style-name="T13_1"><text:s text:c="4"/>At<text:s/>the<text:s/>same<text:s/>time,<text:s/>Matthew<text:s/>calls<text:s/>us<text:s/>not<text:s/>only<text:s/>to<text:s/>look<text:s/>back,<text:s/>but<text:s/>to<text:s/>turn<text:s/>our<text:s/>face<text:s/>to<text:s/>the<text:s/>future,<text:s/>Jesus'<text:s/>future.<text:s text:c="2"/>We<text:s/>are<text:s/>called<text:s/>to<text:s/>remember<text:s/>the<text:s/>journey<text:s/>that<text:s/>awaits<text:s/>him.<text:s text:c="2"/>This<text:s/>Babe<text:s/>of<text:s/>Bethlehem<text:s/>has<text:s/>a<text:s/>long<text:s/>way<text:s/>to<text:s/>travel,<text:s/>by<text:s/>way<text:s/>of<text:s/>Jerusalem,<text:s/>all<text:s/>the<text:s/>way<text:s/>to<text:s/>Calvary.<text:s text:c="2"/>This<text:s/>journey<text:s/>takes<text:s/>him<text:s/>right<text:s/>into<text:s/>and<text:s/>through<text:s/>death<text:s/>itself,<text:s/>to<text:s/>a<text:s/>new<text:s/>life<text:s/>of<text:s/>resurrection<text:s/>which<text:s/>he<text:s/>shares<text:s/>with<text:s/>us.<text:s text:c="2"/>Emmanuel<text:s/>will<text:s/>become<text:s/>"Lo,<text:s/>I<text:s/>am<text:s/>with<text:s/>you<text:s/></text:span><text:span text:style-name="T13_2">always</text:span><text:span text:style-name="T13_3">.."</text:span></text:p>
      <text:p text:style-name="P14"/>
      <text:p text:style-name="P15"><text:span text:style-name="T15_1"><text:s text:c="4"/>It's<text:s/>New<text:s/>Year's<text:s/>Eve.<text:s text:c="2"/>Today<text:s/>is<text:s/>a<text:s/>sort<text:s/>of<text:s/>rest<text:s/>stop<text:s/>on<text:s/>our<text:s/>journey<text:s/>through<text:s/>life.<text:s text:c="2"/>Before<text:s/>we<text:s/>get<text:s/>up<text:s/>from<text:s/>the<text:s/>bench<text:s/>at<text:s/>this<text:s/>crossroads<text:s/>and<text:s/>walk<text:s/>into<text:s/>1996,<text:s/>I<text:s/>suggest<text:s/>that<text:s/>we<text:s/>use<text:s/>this<text:s/>time<text:s/>to<text:s/>put<text:s/>the<text:s/>past<text:s/>year<text:s/>in<text:s/>perspective,<text:s/>using<text:s/>our<text:s/>hindsight.</text:span></text:p>
      <text:p text:style-name="P16"/>
      <text:p text:style-name="P17"><text:span text:style-name="T17_1"><text:s text:c="4"/>For<text:s/>some<text:s/>of<text:s/>us,<text:s/>we<text:s/>might<text:s/>be<text:s/>thankful<text:s/>for<text:s/>the<text:s/>end<text:s/>of<text:s/>a<text:s/>painful<text:s/>year,<text:s/>and<text:s/>we<text:s/>can't<text:s/>wait<text:s/>to<text:s/>turn<text:s/>the<text:s/>calendar<text:s/>over<text:s/>and<text:s/>make<text:s/>a<text:s/>new<text:s/>start.<text:s text:c="2"/>Or<text:s/>maybe<text:s/>it<text:s/>is<text:s/>difficult<text:s/>to<text:s/>let<text:s/>go<text:s/>of<text:s/>yesterday,<text:s/>so<text:s/>we<text:s/>dread<text:s/>the<text:s/>changes<text:s/>that<text:s/>a<text:s/>new<text:s/>year<text:s/>will<text:s/>bring.<text:s text:c="2"/>Maybe<text:s/>we<text:s/>feel<text:s/>a<text:s/>bit<text:s/>lost<text:s/>and<text:s/>confused<text:s/>by<text:s/>the<text:s/>new<text:s/>territory<text:s/>that<text:s/>lies<text:s/>ahead,<text:s/>which<text:s/>looks<text:s/>and<text:s/>feels<text:s/>like<text:s/>a<text:s/>foreign<text:s/>land.<text:s text:c="2"/>I<text:s/>know<text:s/>this<text:s/>year<text:s/>will<text:s/>bring<text:s/>big<text:s/>changes<text:s/>for<text:s/>some<text:s/>of<text:s/>you....you<text:s/>are<text:s/>aware<text:s/>of<text:s/>it<text:s/>already.<text:s text:c="2"/>Others<text:s/>of<text:s/>us<text:s/>wonder<text:s/>what<text:s/>surprises<text:s/>lie<text:s/>ahead...and<text:s/>we<text:s/>know<text:s/>that<text:s/>surprises<text:s/>are<text:s/>not<text:s/>always<text:s/>pleasant.<text:s text:c="2"/>We<text:s/>include<text:s/>hindsight<text:s/>in<text:s/>our<text:s/>reflection<text:s/>this<text:s/>New<text:s/>Year's<text:s/>Eve.<text:s text:c="2"/>We<text:s/>can<text:s/>benefit<text:s/>by<text:s/>taking<text:s/>time<text:s/>to<text:s/>look<text:s/>at<text:s/>God's<text:s/>fingerprints<text:s/>in<text:s/>the<text:s/>events<text:s/>of<text:s/>the<text:s/>past<text:s/>year.<text:s text:c="2"/>We<text:s/>give<text:s/>thanks<text:s/>to<text:s/>God<text:s/>for<text:s/>being<text:s/>Emmanuel,<text:s/>'God<text:s/>with<text:s/>us'.<text:s text:c="2"/>We<text:s/>have<text:s/>known<text:s/>God's<text:s/>help<text:s/>and<text:s/>blessing<text:s/>in<text:s/>many<text:s/>moments<text:s/>of<text:s/>1995.<text:s text:c="2"/>Jesus<text:s/>has<text:s/>come<text:s/>into<text:s/>this<text:s/>world<text:s/>with<text:s/>all<text:s/>its<text:s/>problems<text:s/>and<text:s/>tyrants<text:s/>and<text:s/>political<text:s/>disasters....because<text:s/>this<text:s/>is<text:s/>where<text:s/>we<text:s/>are...the<text:s/>people<text:s/>he<text:s/>loves.<text:s text:c="2"/></text:span></text:p>
      <text:p text:style-name="P18"/>
      <text:p text:style-name="P19"><text:span text:style-name="T19_1"><text:s text:c="4"/>In<text:s/>the<text:s/>second<text:s/>lesson<text:s/>Paul<text:s/>says<text:s/>that<text:s/>Jesus<text:s/>was<text:s/>born<text:s/>under<text:s/>the<text:s/>law<text:s/>in<text:s/>order<text:s/>to<text:s/>redeem<text:s/>us,<text:s/>who<text:s/>are<text:s/>adopted<text:s/>as<text:s/>children<text:s/>of<text:s/>God.<text:s text:c="2"/>We<text:s/>see<text:s/>God's<text:s/>involvement<text:s/>in<text:s/>this<text:s/>world<text:s/>not<text:s/>only<text:s/>3,000<text:s/>years<text:s/>ago<text:s/>in<text:s/>Egypt<text:s/>or<text:s/>2,000<text:s/>years<text:s/>ago<text:s/>in<text:s/>the<text:s/>lives<text:s/>of<text:s/>the<text:s/>holy<text:s/>family,<text:s/>but<text:s/>today<text:s/>in<text:s/>our<text:s/>lives<text:s/>as<text:s/>we<text:s/>struggle<text:s/>with<text:s/>taxes<text:s/>and<text:s/>politics<text:s/>and<text:s/>family<text:s/>struggles<text:s/>and<text:s/>work.<text:s text:c="2"/>Scripture<text:s/>doesn't<text:s/>just<text:s/>wish<text:s/>us<text:s/>good<text:s/>luck<text:s/>for<text:s/>a<text:s/>new<text:s/>year,<text:s/>it<text:s/>tells<text:s/>us<text:s/>of<text:s/>a<text:s/>savior<text:s/>who<text:s/>goes<text:s/>with<text:s/>us<text:s/>through<text:s/>each<text:s/>day<text:s/>of<text:s/>life.</text:span></text:p>
      <text:p text:style-name="P20"/>
      <text:p text:style-name="P21"><text:span text:style-name="T21_1"><text:s text:c="4"/>Christmas<text:s/>is<text:s/>about<text:s/>much<text:s/>more<text:s/>than<text:s/>a<text:s/>baby<text:s/>in<text:s/>a<text:s/>stable.<text:s text:c="2"/>It<text:s/>is<text:s/>about<text:s/>being<text:s/>found<text:s/>by<text:s/>God.<text:s text:c="2"/>God<text:s/>has<text:s/>chosen<text:s/>to<text:s/>be<text:s/>with<text:s/>us,<text:s/>wherever<text:s/>we<text:s/>are,<text:s/>whatever<text:s/>we<text:s/>have<text:s/>done;<text:s/>and<text:s/>in<text:s/>God's<text:s/>good<text:s/>time<text:s/>we<text:s/>will<text:s/>be<text:s/>fully<text:s/>restored<text:s/>to<text:s/>our<text:s/>lost<text:s/>home.<text:s text:c="2"/>We<text:s/>will<text:s/>climb<text:s/>back<text:s/>into<text:s/>the<text:s/>lap<text:s/>of<text:s/>the<text:s/>One<text:s/>who<text:s/>loves<text:s/>us,<text:s/>and<text:s/>be<text:s/>held,<text:s/>embraced<text:s/>and<text:s/>fed.</text:span></text:p>
      <text:p text:style-name="P22"/>
      <text:p text:style-name="P23"><text:span text:style-name="T23_1"><text:s text:c="5"/>I<text:s/>wish<text:s/>you<text:s/>God's<text:s/>blessings<text:s/>in<text:s/>the<text:s/>New<text:s/>Year...but<text:s/>more<text:s/>than<text:s/>that,<text:s/>I<text:s/>wish<text:s/>for<text:s/>you<text:s/>to<text:s/>remember<text:s/>God<text:s/>is<text:s/>near...Emmanuel...God<text:s/>with<text:s/>us.<text:s text:c="2"/>That<text:s/>is<text:s/>the<text:s/>greatest<text:s/>gift<text:s/>of<text:s/>all.<text:s text:c="2"/>A<text:s/>few<text:s/>Christmases<text:s/>ago<text:s/>there<text:s/>was<text:s/>a<text:s/>beautiful<text:s/>little<text:s/>girl<text:s/>in<text:s/>the<text:s/>hospital<text:s/>at<text:s/>Vanderbilt<text:s/>University.<text:s text:c="2"/>She<text:s/>came<text:s/>from<text:s/>a<text:s/>very<text:s/>wealthy<text:s/>family,<text:s/>and<text:s/>her<text:s/>family<text:s/>showered<text:s/>her<text:s/>with<text:s/>gifts.<text:s text:c="2"/>There<text:s/>were<text:s/>great<text:s/>overstuffed<text:s/>toys,<text:s/>giraffes<text:s/>over<text:s/>six<text:s/>feet<text:s/>tall,<text:s/>dolls,<text:s/>a<text:s/>huge<text:s/>victorian<text:s/>dollhouse,<text:s/>and<text:s/>games<text:s/>of<text:s/>every<text:s/>description.<text:s text:c="2"/>The<text:s/>mother,<text:s/>who<text:s/>was<text:s/>well<text:s/>known<text:s/>in<text:s/>East<text:s/>Coast<text:s/>society,<text:s/>brought<text:s/>another<text:s/>gift<text:s/>each<text:s/>time<text:s/>she<text:s/>came.<text:s text:c="2"/>She<text:s/>never<text:s/>stayed<text:s/>long<text:s/>when<text:s/>she<text:s/>came,<text:s/>for<text:s/>she<text:s/>was<text:s/>always<text:s/>on<text:s/>the<text:s/>way<text:s/>to<text:s/>some<text:s/>luncheon<text:s/>or<text:s/>party.<text:s text:c="2"/>The<text:s/>nurses<text:s/>were<text:s/>amazed<text:s/>at<text:s/>all<text:s/>the<text:s/>gifts,<text:s/>but<text:s/>began<text:s/>to<text:s/>complain<text:s/>because<text:s/>it<text:s/>was<text:s/>difficult<text:s/>to<text:s/>do<text:s/>their<text:s/>work<text:s/>around<text:s/>all<text:s/>the<text:s/>things<text:s/>which<text:s/>filled<text:s/>the<text:s/>room.<text:s text:c="2"/>One<text:s/>day<text:s/>the<text:s/>girl<text:s/>was<text:s/>particularly<text:s/>unhappy<text:s/>in<text:s/>the<text:s/>midst<text:s/>of<text:s/>all<text:s/>the<text:s/>gifts,<text:s/>and<text:s/>held<text:s/>on<text:s/>desperately<text:s/>to<text:s/>her<text:s/>mother,<text:s/>who<text:s/>was<text:s/>trying<text:s/>to<text:s/>hurry<text:s/>away<text:s/>to<text:s/>another<text:s/>meeting.<text:s text:c="2"/>The<text:s/>mother<text:s/>tried<text:s/>to<text:s/>distract<text:s/>her<text:s/>with<text:s/>the<text:s/>new<text:s/>toy<text:s/>she<text:s/>had<text:s/>brought.<text:s text:c="2"/>The<text:s/>little<text:s/>girl<text:s/>cried,<text:s/>"Mommy,<text:s/>I<text:s/>just<text:s/>want<text:s/>you."</text:span></text:p>
      <text:p text:style-name="P24"><text:span text:style-name="T24_1">For<text:s/>her,<text:s/>the<text:s/>most<text:s/>important<text:s/>gift<text:s/>of<text:s/>all<text:s/>was<text:s/>her<text:s/>mother's<text:s/>presence.<text:s text:c="2"/>That's<text:s/>the<text:s/>most<text:s/>important<text:s/>thing<text:s/>for<text:s/>us,<text:s/>too.<text:s text:c="2"/>As<text:s/>we<text:s/>wonder<text:s/>what<text:s/>1996<text:s/>will<text:s/>bring,<text:s/>we<text:s/>already<text:s/>know<text:s/>that<text:s/>we<text:s/>have<text:s/>the<text:s/>greatest<text:s/>gift<text:s/>of<text:s/>all....a<text:s/>savior<text:s/>who<text:s/>has<text:s/>come<text:s/>into<text:s/>this<text:s/>world...who<text:s/>has<text:s/>known<text:s/>its<text:s/>joys<text:s/>and<text:s/>its<text:s/>pain...and<text:s/>who<text:s/>has<text:s/>promised,<text:s/>"Lo,<text:s/>I<text:s/>am<text:s/>with<text:s/>you<text:s/>always.....",<text:s/>our<text:s/>Lord<text:s/>Emmanuel.</text:span></text:p>
      <text:p text:style-name="P25"/>
      <text:p text:style-name="P26"><text:span text:style-name="T26_1">+the<text:s/>peace<text:s/>of<text:s/>God...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2.54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